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70c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9" style:family="paragraph" style:parent-style-name="Standard">
      <style:paragraph-properties fo:margin-left="0in" fo:margin-right="0.25in" fo:text-indent="0in" style:auto-text-indent="false" style:snap-to-layout-grid="false"/>
    </style:style>
    <style:style style:name="P10" style:family="paragraph" style:parent-style-name="Βασικό">
      <style:paragraph-properties fo:hyphenation-ladder-count="no-limit" fo:break-before="page"/>
      <style:text-properties fo:hyphenate="true"/>
    </style:style>
    <style:style style:name="P11" style:family="paragraph" style:parent-style-name="Heading">
      <style:paragraph-properties fo:text-align="end" style:justify-single-word="false"/>
      <style:text-properties fo:color="#0070c0"/>
    </style:style>
    <style:style style:name="P12" style:family="paragraph" style:parent-style-name="Heading">
      <style:paragraph-properties fo:text-align="end" style:justify-single-word="false"/>
    </style:style>
    <style:style style:name="P13" style:family="paragraph" style:parent-style-name="Heading">
      <style:paragraph-properties fo:text-align="end" style:justify-single-word="false"/>
      <style:text-properties fo:color="#000000" officeooo:paragraph-rsid="00201e2f"/>
    </style:style>
    <style:style style:name="P14" style:family="paragraph" style:parent-style-name="InfoBlue">
      <style:text-properties style:font-name-asian="Calibri" style:font-name-complex="Calibri"/>
    </style:style>
    <style:style style:name="P15" style:family="paragraph" style:parent-style-name="ΠΠ_20_1">
      <style:paragraph-properties>
        <style:tab-stops>
          <style:tab-stop style:position="6.4929in" style:type="right" style:leader-style="dotted" style:leader-text="."/>
        </style:tab-stops>
      </style:paragraph-properties>
    </style:style>
    <style:style style:name="P16" style:family="paragraph" style:parent-style-name="ΠΠ_20_2">
      <style:paragraph-properties>
        <style:tab-stops>
          <style:tab-stop style:position="6.3264in" style:type="right" style:leader-style="dotted" style:leader-text="."/>
        </style:tab-stops>
      </style:paragraph-properties>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0.5pt" style:letter-kerning="false" style:font-size-asian="10.5pt" style:language-asian="en" style:country-asian="US" style:font-name-complex="Segoe UI" style:font-size-complex="10.5pt" style:language-complex="ar" style:country-complex="SA"/>
    </style:style>
    <style:style style:name="P19" style:family="paragraph" style:parent-style-name="Text_20_body">
      <style:paragraph-properties fo:margin-left="0in" fo:margin-right="0in" fo:text-indent="0in" style:auto-text-indent="false">
        <style:tab-stops/>
      </style:paragraph-properties>
      <style:text-properties fo:color="#24292e" style:font-name="Segoe UI" style:text-underline-style="none" officeooo:rsid="002438ed" officeooo:paragraph-rsid="002438ed" style:letter-kerning="false" style:language-asian="en" style:country-asian="US" style:font-name-complex="Segoe UI" style:language-complex="ar" style:country-complex="SA" style:font-style-complex="normal"/>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21" style:family="paragraph" style:parent-style-name="InfoBlue">
      <style:paragraph-properties fo:margin-left="0in" fo:margin-right="0in" fo:text-indent="0in" style:auto-text-indent="false">
        <style:tab-stops/>
      </style:paragraph-properties>
      <style:text-properties fo:color="#24292e" style:font-name="Segoe UI" style:text-underline-style="none" style:letter-kerning="false" style:language-asian="en" style:country-asian="US" style:font-name-complex="Segoe UI" style:language-complex="ar" style:country-complex="SA" style:font-style-complex="normal"/>
    </style:style>
    <style:style style:name="P22"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2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Segoe UI" fo:font-size="11pt" officeooo:rsid="001cc330" officeooo:paragraph-rsid="001cc330" style:letter-kerning="false" style:font-name-asian="Times New Roman" style:font-size-asian="11pt" style:language-asian="en" style:country-asian="US" style:font-name-complex="Segoe UI" style:font-size-complex="11pt" style:language-complex="ar" style:country-complex="SA" fo:hyphenate="true"/>
    </style:style>
    <style:style style:name="P24"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text-underline-style="solid" style:text-underline-width="auto" style:text-underline-color="font-color" officeooo:rsid="001cc330" officeooo:paragraph-rsid="001cc330" style:letter-kerning="false" style:font-size-asian="11pt" style:language-asian="en" style:country-asian="US" style:font-name-complex="Segoe UI" style:font-size-complex="11pt" style:language-complex="ar" style:country-complex="SA"/>
    </style:style>
    <style:style style:name="P26" style:family="paragraph" style:parent-style-name="Text_20_body" style:list-style-name="L1">
      <style:paragraph-properties fo:line-height="150%" fo:text-align="justify" style:justify-single-word="false"/>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2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Segoe UI" fo:font-size="11pt" officeooo:paragraph-rsid="001b9001" style:letter-kerning="false" style:font-name-asian="Times New Roman" style:font-size-asian="11pt" style:language-asian="en" style:country-asian="US" style:font-name-complex="Segoe UI" style:font-size-complex="11pt" style:language-complex="ar" style:country-complex="SA" fo:hyphenate="true"/>
    </style:style>
    <style:style style:name="P2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Segoe UI" fo:font-size="11pt" officeooo:paragraph-rsid="0025609f" style:letter-kerning="false" style:font-name-asian="Times New Roman" style:font-size-asian="11pt" style:language-asian="en" style:country-asian="US" style:font-name-complex="Segoe UI" style:font-size-complex="11pt" style:language-complex="ar" style:country-complex="SA" fo:hyphenate="true"/>
    </style:style>
    <style:style style:name="P29" style:family="paragraph" style:parent-style-name="Heading" style:master-page-name="MP0">
      <style:paragraph-properties fo:text-align="end" style:justify-single-word="false" style:page-number="auto" fo:break-before="page"/>
    </style:style>
    <style:style style:name="P30" style:family="paragraph" style:parent-style-name="Heading" style:master-page-name="MP1">
      <style:paragraph-properties style:page-number="auto" fo:break-before="page"/>
    </style:style>
    <style:style style:name="T1" style:family="text">
      <style:text-properties fo:font-size="14pt" style:font-size-asian="14pt"/>
    </style:style>
    <style:style style:name="T2" style:family="text">
      <style:text-properties fo:color="#0070c0" fo:font-size="14pt" fo:font-weight="bold" style:font-size-asian="14pt" style:font-weight-asian="bold" style:font-size-complex="14pt"/>
    </style:style>
    <style:style style:name="T3" style:family="text">
      <style:text-properties fo:color="#0070c0" fo:font-size="14pt" fo:language="el" fo:country="GR" fo:font-weight="bold" style:font-size-asian="14pt" style:font-weight-asian="bold" style:font-size-complex="14pt"/>
    </style:style>
    <style:style style:name="T4" style:family="text">
      <style:text-properties style:language-complex="en" style:country-complex="US"/>
    </style:style>
    <style:style style:name="T5" style:family="text">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Segoe UI" fo:font-size="11pt" officeooo:rsid="001e6d4d" style:letter-kerning="false" style:font-size-asian="11pt" style:language-asian="en" style:country-asian="US" style:font-name-complex="Segoe UI" style:font-size-complex="11pt" style:language-complex="ar" style:country-complex="SA"/>
    </style:style>
    <style:style style:name="T7" style:family="text">
      <style:text-properties fo:color="#24292e" style:font-name="Segoe UI" fo:font-size="11pt" officeooo:rsid="001e7ced" style:letter-kerning="false" style:font-size-asian="11pt" style:language-asian="en" style:country-asian="US" style:font-name-complex="Segoe UI" style:font-size-complex="11pt" style:language-complex="ar" style:country-complex="SA"/>
    </style:style>
    <style:style style:name="T8" style:family="text">
      <style:text-properties fo:color="#24292e" style:font-name="Segoe UI" fo:font-size="11pt" officeooo:rsid="001ed7d6" style:letter-kerning="false" style:font-size-asian="11pt" style:language-asian="en" style:country-asian="US" style:font-name-complex="Segoe UI" style:font-size-complex="11pt" style:language-complex="ar" style:country-complex="SA"/>
    </style:style>
    <style:style style:name="T9" style:family="text">
      <style:text-properties fo:color="#24292e" style:font-name="Segoe UI" fo:font-size="11pt" fo:font-style="italic" style:letter-kerning="false" style:font-size-asian="11pt" style:language-asian="en" style:country-asian="US" style:font-style-asian="italic" style:font-name-complex="Segoe UI" style:font-size-complex="11pt" style:language-complex="ar" style:country-complex="SA" style:font-style-complex="italic"/>
    </style:style>
    <style:style style:name="T10" style:family="text">
      <style:text-properties fo:color="#24292e" style:font-name="Segoe UI" fo:font-size="11pt" fo:font-style="italic" officeooo:rsid="001e6d4d" style:letter-kerning="false" style:font-size-asian="11pt" style:language-asian="en" style:country-asian="US" style:font-style-asian="italic" style:font-name-complex="Segoe UI" style:font-size-complex="11pt" style:language-complex="ar" style:country-complex="SA" style:font-style-complex="italic"/>
    </style:style>
    <style:style style:name="T11" style:family="text">
      <style:text-properties fo:color="#24292e" style:font-name="Segoe UI" fo:font-size="11pt" fo:font-style="italic" officeooo:rsid="001e7ced" style:letter-kerning="false" style:font-size-asian="11pt" style:language-asian="en" style:country-asian="US" style:font-style-asian="italic" style:font-name-complex="Segoe UI" style:font-size-complex="11pt" style:language-complex="ar" style:country-complex="SA" style:font-style-complex="italic"/>
    </style:style>
    <style:style style:name="T12" style:family="text">
      <style:text-properties fo:color="#24292e" style:font-name="Segoe UI" fo:font-size="11pt" fo:font-style="italic" officeooo:rsid="001ed7d6" style:letter-kerning="false" style:font-size-asian="11pt" style:language-asian="en" style:country-asian="US" style:font-style-asian="italic" style:font-name-complex="Segoe UI" style:font-size-complex="11pt" style:language-complex="ar" style:country-complex="SA" style:font-style-complex="italic"/>
    </style:style>
    <style:style style:name="T13" style:family="text">
      <style:text-properties fo:color="#24292e" style:font-name="Segoe UI" fo:font-size="11pt" fo:font-style="normal" officeooo:rsid="001e6d4d" style:letter-kerning="false" style:font-size-asian="11pt" style:language-asian="en" style:country-asian="US" style:font-style-asian="normal" style:font-name-complex="Segoe UI" style:font-size-complex="11pt" style:language-complex="ar" style:country-complex="SA" style:font-style-complex="normal"/>
    </style:style>
    <style:style style:name="T14" style:family="text">
      <style:text-properties officeooo:rsid="001a07a2"/>
    </style:style>
    <style:style style:name="T15" style:family="text">
      <style:text-properties officeooo:rsid="001b9001"/>
    </style:style>
    <style:style style:name="T16" style:family="text">
      <style:text-properties officeooo:rsid="001e7ced"/>
    </style:style>
    <style:style style:name="T17" style:family="text">
      <style:text-properties officeooo:rsid="00201e2f"/>
    </style:style>
    <style:style style:name="T18" style:family="text">
      <style:text-properties officeooo:rsid="0021960d"/>
    </style:style>
    <style:style style:name="T19" style:family="text">
      <style:text-properties officeooo:rsid="0025609f"/>
    </style:style>
    <style:style style:name="T20" style:family="text"/>
    <style:style style:name="Sect1" style:family="section">
      <style:section-properties style:editable="false">
        <style:columns fo:column-count="1" fo:column-gap="0in"/>
      </style:section-properties>
    </style:style>
    <text:list-style style:name="L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1">&lt;Assessment&gt;</text:p>
      <text:p text:style-name="P13">TESTING <text:span text:style-name="T17">GENERAL USE CASES</text:span> AND <text:s/><text:span text:style-name="T17">INITIAL </text:span>REFACTORING</text:p>
      <text:p text:style-name="P12"><text:span text:style-name="Προεπιλεγμένη_20_γραμματοσειρά"><text:span text:style-name="T1">Version &lt;1.0&gt;</text:span></text:span></text:p>
      <text:p text:style-name="P3"><text:s text:c="18"/></text:p>
      <text:p text:style-name="P4"><text:span text:style-name="Προεπιλεγμένη_20_γραμματοσειρά"><text:span text:style-name="T2"><text:tab/><text:tab/><text:tab/><text:tab/> <text:s text:c="5"/>I</text:span></text:span><text:span text:style-name="Προεπιλεγμένη_20_γραμματοσειρά"><text:span text:style-name="T3">ορδάνης</text:span></text:span><text:span text:style-name="Προεπιλεγμένη_20_γραμματοσειρά"><text:span text:style-name="T2">-</text:span></text:span><text:span text:style-name="Προεπιλεγμένη_20_γραμματοσειρά"><text:span text:style-name="T3">Ραφαήλ</text:span></text:span><text:span text:style-name="Προεπιλεγμένη_20_γραμματοσειρά"><text:span text:style-name="T2"> </text:span></text:span><text:span text:style-name="Προεπιλεγμένη_20_γραμματοσειρά"><text:span text:style-name="T3">Φυδανάκης</text:span></text:span><text:span text:style-name="Προεπιλεγμένη_20_γραμματοσειρά"><text:span text:style-name="T2"> AM:420</text:span></text:span></text:p>
      <text:p text:style-name="P4"><text:span text:style-name="Προεπιλεγμένη_20_γραμματοσειρά"><text:span text:style-name="T3">Ευάγγελος</text:span></text:span><text:span text:style-name="Προεπιλεγμένη_20_γραμματοσειρά"><text:span text:style-name="T2"> </text:span></text:span><text:span text:style-name="Προεπιλεγμένη_20_γραμματοσειρά"><text:span text:style-name="T3">Δημουλής</text:span></text:span><text:span text:style-name="Προεπιλεγμένη_20_γραμματοσειρά"><text:span text:style-name="T2"> <text:s/></text:span></text:span><text:span text:style-name="Προεπιλεγμένη_20_γραμματοσειρά"><text:span text:style-name="T3">ΑΜ</text:span></text:span><text:span text:style-name="Προεπιλεγμένη_20_γραμματοσειρά"><text:span text:style-name="T2">:421</text:span></text:span></text:p>
      <text:p text:style-name="Standard"/>
      <text:p text:style-name="P14"><text:s/></text:p>
      <text:p text:style-name="P30">Table of Contents</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ΠΠ_20_1">
            <text:index-entry-link-start/>
            <text:index-entry-text/>
            <text:index-entry-tab-stop style:type="right" style:leader-char="."/>
            <text:index-entry-page-number/>
            <text:index-entry-link-end/>
          </text:table-of-content-entry-template>
          <text:table-of-content-entry-template text:outline-level="2" text:style-name="ΠΠ_20_2">
            <text:index-entry-link-start/>
            <text:index-entry-text/>
            <text:index-entry-tab-stop style:type="right" style:leader-char="."/>
            <text:index-entry-page-number/>
            <text:index-entry-link-end/>
          </text:table-of-content-entry-template>
          <text:table-of-content-entry-template text:outline-level="3" text:style-name="Βασικό">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38890971" office:target-frame-name="_top" xlink:show="replace" text:style-name="Internet_20_link" text:visited-style-name="Visited_20_Internet_20_Link"><text:span text:style-name="Υπερ-σύνδεση"><text:span text:style-name="T4">Introduction</text:span></text:span></text:a><text:a xlink:type="simple" xlink:href="#_Toc38890971" office:target-frame-name="_top" xlink:show="replace" text:style-name="Internet_20_link" text:visited-style-name="Visited_20_Internet_20_Link"><text:tab/>2</text:a></text:p>
          <text:p text:style-name="P15"><text:a xlink:type="simple" xlink:href="#_Toc38890972" office:target-frame-name="_top" xlink:show="replace" text:style-name="Internet_20_link" text:visited-style-name="Visited_20_Internet_20_Link"><text:span text:style-name="Υπερ-σύνδεση"><text:span text:style-name="T4">Refactoring</text:span></text:span></text:a><text:a xlink:type="simple" xlink:href="#_Toc38890972" office:target-frame-name="_top" xlink:show="replace" text:style-name="Internet_20_link" text:visited-style-name="Visited_20_Internet_20_Link"><text:tab/>2</text:a></text:p>
          <text:p text:style-name="P16"><text:a xlink:type="simple" xlink:href="#_Toc38890973" office:target-frame-name="_top" xlink:show="replace" text:style-name="Internet_20_link" text:visited-style-name="Visited_20_Internet_20_Link"><text:span text:style-name="Υπερ-σύνδεση"><text:span text:style-name="T4">Refactoring</text:span></text:span></text:a><text:a xlink:type="simple" xlink:href="#_Toc38890973" office:target-frame-name="_top" xlink:show="replace" text:style-name="Internet_20_link" text:visited-style-name="Visited_20_Internet_20_Link"><text:tab/>3</text:a></text:p>
          <text:p text:style-name="P15"><text:a xlink:type="simple" xlink:href="#_Toc38890974" office:target-frame-name="_top" xlink:show="replace" text:style-name="Internet_20_link" text:visited-style-name="Visited_20_Internet_20_Link"><text:span text:style-name="Υπερ-σύνδεση"><text:span text:style-name="T4">Testing</text:span></text:span></text:a><text:a xlink:type="simple" xlink:href="#_Toc38890974" office:target-frame-name="_top" xlink:show="replace" text:style-name="Internet_20_link" text:visited-style-name="Visited_20_Internet_20_Link"><text:tab/>3</text:a></text:p>
          <text:p text:style-name="P16"><text:a xlink:type="simple" xlink:href="#_Toc38890975" office:target-frame-name="_top" xlink:show="replace" text:style-name="Internet_20_link" text:visited-style-name="Visited_20_Internet_20_Link"><text:span text:style-name="Υπερ-σύνδεση"><text:span text:style-name="T4">Tests</text:span></text:span></text:a><text:a xlink:type="simple" xlink:href="#_Toc38890975" office:target-frame-name="_top" xlink:show="replace" text:style-name="Internet_20_link" text:visited-style-name="Visited_20_Internet_20_Link"><text:tab/>3</text:a></text:p>
          <text:p text:style-name="P15"><text:a xlink:type="simple" xlink:href="#_Toc38890976" office:target-frame-name="_top" xlink:show="replace" text:style-name="Internet_20_link" text:visited-style-name="Visited_20_Internet_20_Link"><text:span text:style-name="Υπερ-σύνδεση"><text:span text:style-name="T4">Next steps</text:span></text:span></text:a><text:a xlink:type="simple" xlink:href="#_Toc38890976" office:target-frame-name="_top" xlink:show="replace" text:style-name="Internet_20_link" text:visited-style-name="Visited_20_Internet_20_Link"><text:tab/>4</text:a></text:p>
        </text:index-body>
      </text:table-of-content>
      <text:p text:style-name="Heading"/>
      <text:p text:style-name="P5"/>
      <text:p text:style-name="P5"/>
      <text:p text:style-name="P5"/>
      <text:p text:style-name="P5"/>
      <text:p text:style-name="P5"/>
      <text:p text:style-name="P5"/>
      <text:p text:style-name="P5"/>
      <text:p text:style-name="P5"/>
      <text:p text:style-name="P5"/>
      <text:h text:style-name="Επικεφαλίδα_20_1" text:outline-level="1"><text:bookmark-start text:name="__RefHeading___Toc494729929"/><text:bookmark-start text:name="_Toc38890971"/><text:soft-page-break/>Introduction<text:bookmark-end text:name="__RefHeading___Toc494729929"/><text:bookmark-end text:name="_Toc38890971"/></text:h>
      <text:p text:style-name="InfoBlue"/>
      <text:p text:style-name="P21">The objectives of this phase is to develop tests <text:span text:style-name="T18">that involve general use cases of the <text:s/>Plutarch Parallel Lives tool</text:span> and do some basic refactoring on the <text:span text:style-name="T14">legacy </text:span>code.</text:p>
      <text:p text:style-name="P19">You can find the source code of the project in GitHub at:</text:p>
      <text:p text:style-name="P19"><text:tab/>https://github.com/JordanRaphael/l1-software-data-evolution</text:p>
      <text:p text:style-name="Text_20_body"/>
      <text:h text:style-name="Επικεφαλίδα_20_1" text:outline-level="1"><text:bookmark-start text:name="_Toc38890972"/><text:bookmark-start text:name="__RefHeading___Toc494729934"/>Refactoring<text:bookmark-end text:name="_Toc38890972"/></text:h>
      <text:p text:style-name="Standard"/>
      <text:h text:style-name="Επικεφαλίδα_20_2" text:outline-level="2"><text:bookmark-start text:name="_Toc38890973"/>Refactoring<text:bookmark-end text:name="_Toc38890973"/></text:h>
      <text:p text:style-name="P22"/>
      <text:p text:style-name="P27">In order to test the GUI’<text:span text:style-name="T15">s main functionality</text:span> we had to apply some basic refactoring to the <text:span text:style-name="T15">code of the </text:span>GUI <text:span text:style-name="T15">class</text:span>, or else we wouldn’t be able to test the methods without adding/changing their code. That said, we extracted the Action Listeners from the GUI to another class called EventListenerHandler <text:span text:style-name="T15">which is responsible for generating the Action Listeners that are being used by the Jitems of the GUI</text:span>. <text:span text:style-name="T19">We found dead code in GUI and we removed it.</text:span></text:p>
      <text:p text:style-name="P28">Also, we added <text:span text:style-name="T15">the class JItemsCreator</text:span> <text:span text:style-name="T15">which is responsible for </text:span>handl<text:span text:style-name="T15">ing</text:span> <text:span text:style-name="T15">the creation and initialization of </text:span>Jitems <text:span text:style-name="T15">such as Jbutton, Jlabel, JscrollPane etc. </text:span><text:line-break/>Furthermore, we moved the business logic methods from GUI to a new class called BusinessLogic, <text:span text:style-name="T15">in order </text:span>to break the connection between the GUI and GlobalDataKeeper <text:span text:style-name="T15">and reduce the overall coupling</text:span>.</text:p>
      <text:p text:style-name="P23">As a last step towards refactoring the legacy code, we generated a Factory class called TablesListenerFactory that is responsible for creating the listeners of the basic JvTables of the tool General Table and Zoom Table. The creation of this Factory class stems from the fact that the newly generated EventListenerHandler mentioned above increased too much in size. This stage of the refactoring is still on-going and not completed yet.</text:p>
      <text:p text:style-name="P6"><text:soft-page-break/></text:p>
      <text:p text:style-name="P6"/>
      <text:h text:style-name="Επικεφαλίδα_20_1" text:outline-level="1"><text:bookmark-start text:name="_Toc38890974"/>Testing<text:bookmark-end text:name="_Toc38890974"/></text:h>
      <text:h text:style-name="Επικεφαλίδα_20_2" text:outline-level="2"><text:bookmark-start text:name="_Toc38890975"/>Tests<text:bookmark-end text:name="_Toc38890975"/></text:h>
      <text:p text:style-name="P17"><text:bookmark-end text:name="__RefHeading___Toc494729934"/></text:p>
      <text:p text:style-name="P20"><text:span text:style-name="Προεπιλεγμένη_20_γραμματοσειρά"><text:span text:style-name="T5">We developed tests for GUI’s </text:span></text:span><text:span text:style-name="Προεπιλεγμένη_20_γραμματοσειρά"><text:span text:style-name="T9">createProject</text:span></text:span><text:span text:style-name="Προεπιλεγμένη_20_γραμματοσειρά"><text:span text:style-name="T5">, </text:span></text:span><text:span text:style-name="Προεπιλεγμένη_20_γραμματοσειρά"><text:span text:style-name="T9">editProject</text:span></text:span><text:span text:style-name="Προεπιλεγμένη_20_γραμματοσειρά"><text:span text:style-name="T5">, </text:span></text:span><text:span text:style-name="Προεπιλεγμένη_20_γραμματοσειρά"><text:span text:style-name="T9">loadProject</text:span></text:span><text:span text:style-name="Προεπιλεγμένη_20_γραμματοσειρά"><text:span text:style-name="T5">, </text:span></text:span><text:span text:style-name="Προεπιλεγμένη_20_γραμματοσειρά"><text:span text:style-name="T9">zoomIn</text:span></text:span><text:span text:style-name="Προεπιλεγμένη_20_γραμματοσειρά"><text:span text:style-name="T5"> and </text:span></text:span><text:span text:style-name="Προεπιλεγμένη_20_γραμματοσειρά"><text:span text:style-name="T9">zoomOut</text:span></text:span><text:span text:style-name="Προεπιλεγμένη_20_γραμματοσειρά"><text:span text:style-name="T5">. In each test we have a ground truth and we test that the methods have the expected results.</text:span></text:span></text:p>
      <text:p text:style-name="P20"><text:span text:style-name="Προεπιλεγμένη_20_γραμματοσειρά"><text:span text:style-name="T5">For the GlobalDataKeeper we developed a test to </text:span></text:span><text:span text:style-name="Προεπιλεγμένη_20_γραμματοσειρά"><text:span text:style-name="T6">verify</text:span></text:span><text:span text:style-name="Προεπιλεγμένη_20_γραμματοσειρά"><text:span text:style-name="T5"> that the method </text:span></text:span><text:span text:style-name="Προεπιλεγμένη_20_γραμματοσειρά"><text:span text:style-name="T9">setData</text:span></text:span><text:span text:style-name="Προεπιλεγμένη_20_γραμματοσειρά"><text:span text:style-name="T10">()</text:span></text:span><text:span text:style-name="Προεπιλεγμένη_20_γραμματοσειρά"><text:span text:style-name="T5"> works properly. To achieve that, we had to create a file with the expected results of the </text:span></text:span><text:span text:style-name="Προεπιλεγμένη_20_γραμματοσειρά"><text:span text:style-name="T9">setData</text:span></text:span><text:span text:style-name="Προεπιλεγμένη_20_γραμματοσειρά"><text:span text:style-name="T10">() </text:span></text:span><text:span text:style-name="Προεπιλεγμένη_20_γραμματοσειρά"><text:span text:style-name="T13">method</text:span></text:span><text:span text:style-name="Προεπιλεγμένη_20_γραμματοσειρά"><text:span text:style-name="T5">. We then call the </text:span></text:span><text:span text:style-name="Προεπιλεγμένη_20_γραμματοσειρά"><text:span text:style-name="T9">importData</text:span></text:span><text:span text:style-name="Προεπιλεγμένη_20_γραμματοσειρά"><text:span text:style-name="T10">()</text:span></text:span><text:span text:style-name="Προεπιλεγμένη_20_γραμματοσειρά"><text:span text:style-name="T9"> </text:span></text:span><text:span text:style-name="Προεπιλεγμένη_20_γραμματοσειρά"><text:span text:style-name="T5">which uses the </text:span></text:span><text:span text:style-name="Προεπιλεγμένη_20_γραμματοσειρά"><text:span text:style-name="T9">setData</text:span></text:span><text:span text:style-name="Προεπιλεγμένη_20_γραμματοσειρά"><text:span text:style-name="T10">()</text:span></text:span><text:span text:style-name="Προεπιλεγμένη_20_γραμματοσειρά"><text:span text:style-name="T5"> and other methods to insert the data to the GUI components. When this step is complete, we check if the imported data match perfectly the data that we wanted to import. </text:span></text:span><text:span text:style-name="T5">To summarize the test we introduced, here is a bullet list:</text:span></text:p>
      <text:p text:style-name="P17"/>
      <text:p text:style-name="P25">List of tests implemented so far:</text:p>
      <text:list xml:id="list939742376" text:style-name="L1">
        <text:list-item>
          <text:p text:style-name="P26">testCreateProject</text:p>
        </text:list-item>
        <text:list-item>
          <text:p text:style-name="P26">testEditProject</text:p>
        </text:list-item>
        <text:list-item>
          <text:p text:style-name="P26">testLoadProject</text:p>
        </text:list-item>
        <text:list-item>
          <text:p text:style-name="P26">testZoomIn</text:p>
        </text:list-item>
        <text:list-item>
          <text:p text:style-name="P26">testZoomOut</text:p>
        </text:list-item>
        <text:list-item>
          <text:p text:style-name="P26">testSetData</text:p>
        </text:list-item>
      </text:list>
      <text:p text:style-name="P10"/>
      <text:h text:style-name="Επικεφαλίδα_20_1" text:outline-level="1"><text:bookmark-start text:name="_Toc38890976"/>Next steps<text:bookmark-end text:name="_Toc38890976"/></text:h>
      <text:p text:style-name="P18"/>
      <text:p text:style-name="P17">In the next phase we are going to develop even more test<text:span text:style-name="T16">s</text:span> for the GlobalDataKeeper <text:span text:style-name="T16">and </text:span>if there is time we will build tests for the GUI as well.</text:p>
      <text:p text:style-name="P17">We are going to apply more refactoring to the GUI and BusinessLogic classes (<text:span text:style-name="T16">e.g. t</text:span>he EventListenerHandler class will be replaced by a Factory class wh<text:span text:style-name="T16">ose development </text:span><text:s/>is work in progress).</text:p>
      <text:p text:style-name="P20"><text:span text:style-name="Προεπιλεγμένη_20_γραμματοσειρά"><text:span text:style-name="T5">We will also </text:span></text:span><text:span text:style-name="Προεπιλεγμένη_20_γραμματοσειρά"><text:span text:style-name="T7">apply the pattern </text:span></text:span><text:span text:style-name="Προεπιλεγμένη_20_γραμματοσειρά"><text:span text:style-name="T5"><text:s/></text:span></text:span><text:span text:style-name="Προεπιλεγμένη_20_γραμματοσειρά"><text:span text:style-name="T9">“</text:span></text:span><text:span text:style-name="Προεπιλεγμένη_20_γραμματοσειρά"><text:span text:style-name="T11">M</text:span></text:span><text:span text:style-name="Προεπιλεγμένη_20_γραμματοσειρά"><text:span text:style-name="T9">ove the behavior closer to data”</text:span></text:span><text:span text:style-name="Προεπιλεγμένη_20_γραμματοσειρά"><text:span text:style-name="T5"> </text:span></text:span><text:span text:style-name="Προεπιλεγμένη_20_γραμματοσειρά"><text:span text:style-name="T7">by moving functionality that does some useful processing on data to the DataKeeper </text:span></text:span><text:span text:style-name="Προεπιλεγμένη_20_γραμματοσειρά"><text:span text:style-name="T8">turning the DataKeeper to a </text:span></text:span><text:span text:style-name="Προεπιλεγμένη_20_γραμματοσειρά"><text:span text:style-name="T12">“Service Provider”</text:span></text:span><text:span text:style-name="Προεπιλεγμένη_20_γραμματοσειρά"><text:span text:style-name="T8"> </text:span></text:span><text:span text:style-name="Προεπιλεγμένη_20_γραμματοσειρά"><text:span text:style-name="T5">. </text:span></text:span><text:span text:style-name="Προεπιλεγμένη_20_γραμματοσειρά"><text:span text:style-name="T7">As a last step, we will try </text:span></text:span><text:span text:style-name="Προεπιλεγμένη_20_γραμματοσειρά"><text:span text:style-name="T8">to refactor the newly generated DataKeeper by extracting sub-systems that handle the process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139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5</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4-28T20:04:02.729426954</dc:date>
    <meta:print-date>2016-10-24T17:09:00Z</meta:print-date>
    <meta:editing-cycles>72</meta:editing-cycles>
    <meta:editing-duration>PT2H34M32S</meta:editing-duration>
    <meta:document-statistic meta:table-count="1" meta:image-count="0" meta:object-count="0" meta:page-count="5" meta:paragraph-count="39" meta:word-count="527" meta:character-count="3259" meta:non-whitespace-character-count="2739"/>
    <meta:user-defined meta:name="MTWinEqns" meta:value-type="boolean">true</meta:user-defined>
    <meta:template xlink:type="simple" xlink:actuate="onRequest" xlink:title="" xlink:href="../../../../../tmp/mozilla_edimoulis0/Phase3-Deliverable-1.odt/Normal.dotm"/>
  </office:meta>
</office:document-meta>
</file>